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4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30.56pt" fo:break-before="auto" style:use-optimal-row-height="true"/>
    </style:style>
    <style:style style:name="ro4" style:family="table-row">
      <style:table-row-properties style:row-height="40.2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ce0"/>
        <table:table-row table:style-name="ro1">
          <table:table-cell office:value-type="string" calcext:value-type="string">
            <text:p>ぷはーー！！　生き返るぅ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冷たくておいしいわ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ごく・・・ごく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ちゃんも飲みなよ！　砂漠歩いて来たん<text:line-break/>でしょ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、ええ・・・その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私は大丈夫です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Map117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精霊は水の摂取を必要としない、ということか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えっと、まあ、そんなところでしょうか・・・は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ごい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わたし達人間とは、根本的に体のつくりが<text:line-break/>違うんだ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さすがは精霊の王ってわけ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、いやぁ、そんな・・・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い、今はちょっと水を飲みたくない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はそろそろ話を聞かせてもらお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ず知りたいのは当然、煉絶の姫君カラットの<text:line-break/>ことについて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、は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我々は彼女に対しての情報が著しく少な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現時点で知り得ているのは、彼女が魔界に<text:line-break/>おける名家の息女、ということだけ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わゆる、お嬢様だ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通り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かつてカラットは、魔界のライバル家に自らの<text:line-break/>力を示すため、この人間界を制覇することを<text:line-break/>企てま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熾天少女の才覚を宿していたノア様は、<text:line-break/>熾天宮で天の使いの力を授かり、カラット達を<text:line-break/>迎え撃ちま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魔族が武器としている魔力は、天の使いの力<text:line-break/>でしか打ち破ることができないから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して、私も精霊族の代表としてノア様に<text:line-break/>お力添えをしていま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やっぱ、ノアちゃんだけじゃ力不足だったの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え、決してノア様の力が足りなかったわけでは<text:line-break/>ありません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実は、お恥ずかしながら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ともあろう私が、人間界に満ちた魔力の<text:line-break/>せいで“瘴魔状態”になっていまして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をノア様に救っていただいた御恩があった<text:line-break/>ので、その恩返しがしたくてカラット討伐に<text:line-break/>参加させていただいたの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瘴魔（しょうま）状態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だそれは。</text:p>
          </table:table-cell>
          <table:table-cell office:value-type="string" calcext:value-type="string">
            <text:p>Map035<text:line-break/></text:p>
          </table:table-cell>
          <table:table-cell/>
          <table:table-cell office:value-type="string" calcext:value-type="string">
            <text:p>Never heard of it.</text:p>
          </table:table-cell>
        </table:table-row>
        <table:table-row table:style-name="ro1">
          <table:table-cell office:value-type="string" calcext:value-type="string">
            <text:p>す、すみません、ご存じなかったのですか。<text:line-break/>失礼しました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魔力というものは、魔界に住む種族にしか<text:line-break/>操ることができません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し人間や精霊が強い魔力にあてられ、その<text:line-break/>干渉を受けてしまうと、その影響を受けて<text:line-break/>心身が暴走した状態になってしま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が“瘴魔状態”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れ？　どっかで聞いた話だ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ほら、幽霊船で出くわした精霊よ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シスターが言ってたじゃない。　魔力の干渉を<text:line-break/>受けた精霊が暴走して、あの騒ぎを起こしてた<text:line-break/>って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言えば、そんなこと言ってた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さにそのとおり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は魔力の干渉に敏感なので、人間よりも<text:line-break/>瘴魔状態に陥りやすいん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で、私もちょっと・・・暴れちゃいまして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こをノアに救われ、恩返しのためにカラット<text:line-break/>討伐に助力していたというわけ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敵のことをよく知っているあなたが協力して<text:line-break/>くれれば、あたし達も心強いわ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今回も助けてくれるかしら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ちろんです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側近たちは、すごく手ごわいですから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へえ・・・側近も強いんだぁ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側近“も”というか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側近“が”・・・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側近・・・“が”・・・手ごわい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の・・・じゃあ、カラット本人は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ごく弱いですよ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りえないくらい。　紙みたいに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・・・えﾞ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うそおおおおおおおおおおおおっ！！！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こまで驚かれると、あれなんですけど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本当です。　その辺に落ちてる葉っぱよりも<text:line-break/>弱いんじゃないでしょう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れじゃあ・・・カラットは大した相手じゃ<text:line-break/>なくて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側近こそが、真に恐れるべき敵だと<text:line-break/>いうの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いうことです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てことはさ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わたし達が北部のアジト最深部でカラットに<text:line-break/>会った時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ものすごいチャンスだったんじゃない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側近の姿は見えなかったし、あの場には<text:line-break/>カラット本人しかいなかったのよ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深追いを警戒してその場を撤退したのが<text:line-break/>裏目に出たか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追撃していれば、倒せていたのかもしれない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え、まあ、でも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普通、思いませんから・・・<text:line-break/>カラット本人が常人よりも弱いだなんて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んか、アレだね・・・拍子ぬけしちゃったよ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、あはは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、先ほど早乙女さんが言ったとおり、<text:line-break/>真に恐れるべきなのは側近の2人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、側近の2人ってどんなやつらなの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まだ会ったことないけど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カラットの名家・・・ダジェルバージ家に代々<text:line-break/>仕える最強の双璧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ヴィスティとブロンシュ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ヴィスティは伝説の魔導具<text:line-break/>【驪龍槍（りりょうそう）】の使い手で、武術に<text:line-break/>おいて彼女を超える魔族はいないと言われて<text:line-break/>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槍さばきは、ひとたび振るわれれば破壊と<text:line-break/>消滅の限りを尽くすと言われる恐ろしい相手<text:line-break/>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か、か、かっこイイ・・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アンタがあこがれてどうすんのよ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で、もう一人は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ブロンシュは、身体能力こそ劣るものの、<text:line-break/>一流の魔術師でさえ操ることが難しいと<text:line-break/>言われる【洸龍玉（こうりょうぎょく）】と呼ばれる<text:line-break/>魔導具を、なんと同時に3つも扱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自らの絶大な魔力で生み出される氷と閃光の<text:line-break/>力を洸龍玉がさらに増幅し、前に立つ者の魂<text:line-break/>すら凍りつかせ粉砕すると言われて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ひいいぃ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側近たちが使う“魔導具”というのは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魔界に伝わる高度な術式が施された伝説の<text:line-break/>武具ですよ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非常に強力な力を秘めていますが、その製法は<text:line-break/>不明のよう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側近たちとノア様が戦う様子を後方から見て<text:line-break/>いましたが、もう、なんというか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圧倒されてしまい、私はほとんど何もできません<text:line-break/>でした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、そんなすごい人たちなんですか・・・っ<text:line-break/>（ぶるぶるぶる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て、敵に回したら大変な相手だね・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敵でしょうが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んでもないやつらのようだ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が、ノアはその強大な双璧を破っ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絶対に勝てない相手ではない、ということ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うです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の使いの力を信じて、戦いましょう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みなさんなら、きっと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こまで来て、後には引けないもの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にゃんこは、やればできるコだもん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誉められてる気がしない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ころで、もう一人のカラット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蒼麗の歌姫”については、何か情報は<text:line-break/>無いのか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・・・あ、ええと・・・そ、そうです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残念ながら、かつての戦いには一度も登場<text:line-break/>することがなかったので、情報らしい情報は<text:line-break/>持っていません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あ、能力は未知数だ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お城で弟のサッファと戦った感じだと、<text:line-break/>けっこう強かったと思うけどねー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でしたら、たぶんあれは全然本気では<text:line-break/>なかったと思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魔力をかなりセーブしていたのが分かりま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じゃあ、青い髪のカラットのグループも<text:line-break/>相当強いってことですよ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なるわ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ずれにしても油断はできない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、実は今、我々はとある人物に熾力を<text:line-break/>強化するための研究を任せてい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れについて何か参考意見はあるだろう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熾力研究館のことですか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うですね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前の大戦時は、熾力を科学的に研究する<text:line-break/>というような話は一切なかったので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れは私にも是非が分かりません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、もし本当に効率よく熾力を強化することが<text:line-break/>できるなら、とても心強いと思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よ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館長さんには頑張ってもらわなきゃ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ただ、あの研究館・・・ひとつ気になることが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気になること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は、はい。　あの、助手の方・・・ルミィさんという<text:line-break/>メガネの女の人なんですけど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うも館長が行っている研究を、裏でこそこそ<text:line-break/>嗅ぎ回っている・・・そんな感じで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ルミィさんが・・・熾力研究を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うしてルミィさんが、そんなことを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、そこまでは分かりませんが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とにかく、人目をはばかって館長の研究データ<text:line-break/>を調べている様子を何度か目撃しました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ちょっと怪しい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言えば、ルミィはたびたび我々の行動を<text:line-break/>牽制するような発言をしてきた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かかわらない方が身のためだ”と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何か良くないことを企んでいるのかも<text:line-break/>しれないわ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今後、彼女の行動には注意した方が良さそう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ちゃん、どうしたのさっきから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んかツラそうだけど・・・体調悪いの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い、いえ！　その・・・あの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だ、大丈夫です、何でもないです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ちょっと疲れただけですから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ずっとしゃべらせてばっかりだったもんね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しばらく休憩するとしよう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各自、あまり遠くへ出歩かないように注意<text:line-break/>しながら解散だ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わーい！　化石探すぞー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やっと砂嵐が止んできたな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町へ戻るなら、今しかあるま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、顔が赤いようだが、何か問題が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ー～・・・さ、さっきちょっと、その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向こうの砂場で顔から転んじゃったんだよね！<text:line-break/>ね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、そ、そう・・・そうです！　ドジですよね、<text:line-break/>あはは・・・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、目が赤いようだが、何か問題が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目が砂に入っちゃったんだよね！　ね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、そ、そう・・・そうです・・・目が砂に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秋空さんが親切にフォローしてくれてるんだ<text:line-break/>　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しっかりしなきゃ・・・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、も、もう大丈夫です。　行きましょう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か。　問題ないなら、問題ない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無事に精霊王ちゃんも仲間にできたから、<text:line-break/>この事をお姫様に報告しに戻った方が<text:line-break/>いいかな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うね。　次の行動方針も話し合わなきゃ<text:line-break/>いけないし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きっとお姫様、びっくりするよ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がこんなにかわいい女の子だと<text:line-break/>知ったらさ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わ、わ、私は・・・そんな・・・っ//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の・・・ずっと気になってたんですけど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さんって、お名前何て言うんですか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す、すみません！　名乗ってませんでしたね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私の名前は、“こむ”って言います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こむちゃんだね？　これからよろしく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はい！　精一杯サポートしますので、よろしく<text:line-break/>お願いします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精霊王こむがサポートキャラとして加わった！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サポートキャラはレグマ達と行動を共にし、<text:line-break/>キャラ会話などもできますが、メインキャラと<text:line-break/>違う点がいくつかあります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・水分値の概念が無い（飲み物使用不可）<text:line-break/>・尿意の増加に気温の影響を受けない<text:line-break/>・尿意はキャラ会話選択画面のみで確認可能<text:line-break/>　　　　　　　　　　　　　　　　　　　　　　　　・・・など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戦闘サポートに関してはバトル中に解説します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ちなみに、精霊王は水を飲まないなどの誤解は<text:line-break/>この後解けた模様です。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10-06T10:58:52+02:00</meta:creation-date>
    <dc:date>2019-10-07T04:56:13.550000000</dc:date>
    <dc:title>Untitled Spreadsheet</dc:title>
    <dc:description/>
    <dc:subject/>
    <meta:keyword/>
    <meta:editing-duration>PT32S</meta:editing-duration>
    <meta:editing-cycles>1</meta:editing-cycles>
    <meta:document-statistic meta:table-count="1" meta:cell-count="178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